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/>
    </style:style>
    <style:style style:name="P2" style:family="paragraph" style:parent-style-name="Text_20_body">
      <style:paragraph-properties fo:margin-top="0cm" fo:margin-bottom="0.499cm"/>
      <style:text-properties style:font-name="Times New Roman"/>
    </style:style>
    <style:style style:name="P3" style:family="paragraph" style:parent-style-name="Text_20_body">
      <style:paragraph-properties fo:margin-top="0cm" fo:margin-bottom="0cm"/>
      <style:text-properties style:font-name="Times New Roman"/>
    </style:style>
    <style:style style:name="P4" style:family="paragraph" style:parent-style-name="Text_20_body" style:list-style-name="L5">
      <style:text-properties style:font-name="Times New Roman" fo:font-size="12pt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cm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/>
      <style:text-properties style:font-name="Times New Roman" fo:font-size="12pt" officeooo:paragraph-rsid="001b716f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cm"/>
      <style:text-properties style:font-name="Times New Roman" fo:font-size="12pt" style:font-size-asian="12pt" style:font-size-complex="12pt"/>
    </style:style>
    <style:style style:name="P8" style:family="paragraph" style:parent-style-name="Text_20_body" style:list-style-name="L4">
      <style:paragraph-properties fo:margin-top="0cm" fo:margin-bottom="0cm"/>
      <style:text-properties style:font-name="Times New Roman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/>
      <style:text-properties style:font-name="Times New Roman" officeooo:paragraph-rsid="001b716f"/>
    </style:style>
    <style:style style:name="P10" style:family="paragraph" style:parent-style-name="Text_20_body" style:list-style-name="L5">
      <style:paragraph-properties fo:margin-top="0cm" fo:margin-bottom="0.499cm"/>
      <style:text-properties style:font-name="Times New Roman" fo:font-size="12pt" style:font-size-asian="12pt" style:font-size-complex="12pt"/>
    </style:style>
    <style:style style:name="P11" style:family="paragraph" style:parent-style-name="Text_20_body" style:list-style-name="L6">
      <style:paragraph-properties fo:margin-top="0cm" fo:margin-bottom="0.499cm"/>
      <style:text-properties style:font-name="Times New Roman" fo:font-size="12pt" style:font-size-asian="12pt" style:font-size-complex="12pt"/>
    </style:style>
    <style:style style:name="P12" style:family="paragraph" style:list-style-name="L7">
      <style:text-properties style:font-name="Times New Roman" fo:font-size="12pt" style:font-size-asian="12pt" style:font-size-complex="12pt"/>
    </style:style>
    <style:style style:name="P13" style:family="paragraph" style:parent-style-name="Heading_20_1">
      <style:paragraph-properties fo:text-align="center" style:justify-single-word="false"/>
      <style:text-properties style:font-name="Times New Roman"/>
    </style:style>
    <style:style style:name="P14" style:family="paragraph" style:parent-style-name="Heading_20_1">
      <style:paragraph-properties fo:text-align="center" style:justify-single-word="false"/>
      <style:text-properties officeooo:paragraph-rsid="0020f327"/>
    </style:style>
    <style:style style:name="P15" style:family="paragraph" style:parent-style-name="Heading_20_1" style:master-page-name="HTML">
      <style:paragraph-properties fo:text-align="center" style:justify-single-word="false" style:page-number="auto"/>
      <style:text-properties style:font-name="Times New Roman"/>
    </style:style>
    <style:style style:name="T1" style:family="text">
      <style:text-properties officeooo:rsid="001b716f"/>
    </style:style>
    <style:style style:name="T2" style:family="text">
      <style:text-properties officeooo:rsid="001cf40f"/>
    </style:style>
    <style:style style:name="T3" style:family="text">
      <style:text-properties officeooo:rsid="00204ce9"/>
    </style:style>
    <style:style style:name="T4" style:family="text">
      <style:text-properties fo:font-size="12pt"/>
    </style:style>
    <style:style style:name="T5" style:family="text">
      <style:text-properties style:font-size-asian="12pt"/>
    </style:style>
    <style:style style:name="T6" style:family="text">
      <style:text-properties style:font-size-complex="12pt"/>
    </style:style>
    <style:style style:name="T7" style:family="text">
      <style:text-properties officeooo:rsid="0020f327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bookmark text:name="djav"/>Die Burg <text:span text:style-name="T3">(Talras)</text:span></text:h>
      <text:list xml:id="list1199323340" text:style-name="L1">
        <text:list-item>
          <text:p text:style-name="P5"><text:bookmark text:name="djav0"/><text:bookmark text:name="djav1"/>Der Herzog von Talras: Heimrich<text:bookmark text:name="gnx1"/></text:p>
        </text:list-item>
        <text:list-item>
          <text:p text:style-name="P5"><text:bookmark text:name="djav2"/>Der Vogt: <text:span text:style-name="T1">Ferdinand</text:span></text:p>
        </text:list-item>
        <text:list-item>
          <text:p text:style-name="P5"><text:bookmark text:name="djav4"/>Der Kleriker: Osman </text:p>
        </text:list-item>
        <text:list-item>
          <text:p text:style-name="P6"><text:bookmark text:name="o9x4"/><text:span text:style-name="T1">Die Zauberin: Sisgard</text:span></text:p>
        </text:list-item>
        <text:list-item>
          <text:p text:style-name="P5"><text:bookmark text:name="djav42"/>Der Hofnarr </text:p>
        </text:list-item>
        <text:list-item>
          <text:p text:style-name="P5"><text:bookmark text:name="djav5"/>Der Schmied: <text:span text:style-name="T1">Wieland</text:span></text:p>
        </text:list-item>
        <text:list-item>
          <text:p text:style-name="P5"><text:bookmark text:name="djav6"/>Der Lehrling des Schmieds </text:p>
        </text:list-item>
        <text:list-item>
          <text:p text:style-name="P5"><text:bookmark text:name="djav9"/>Der erste Jäger: <text:span text:style-name="T1">Dago</text:span></text:p>
        </text:list-item>
        <text:list-item>
          <text:p text:style-name="P5"><text:bookmark text:name="djav10"/>Der zweite Jäger: <text:span text:style-name="T1">Björn</text:span></text:p>
        </text:list-item>
        <text:list-item>
          <text:p text:style-name="P5"><text:bookmark text:name="djav12"/>Der erste Ritter: Markward</text:p>
        </text:list-item>
        <text:list-item>
          <text:p text:style-name="P5"><text:bookmark text:name="djav15"/>Der Knappe des zweiten Ritters </text:p>
        </text:list-item>
        <text:list-item>
          <text:p text:style-name="P5"><text:bookmark text:name="djav151"/>Der Verrückte: Tobias</text:p>
        </text:list-item>
        <text:list-item>
          <text:p text:style-name="P6"><text:bookmark text:name="e_dl"/><text:span text:style-name="T1">Der Wirt</text:span></text:p>
        </text:list-item>
        <text:list-item>
          <text:p text:style-name="P6"><text:span text:style-name="T1">Der Waffenmeister: Agihard</text:span></text:p>
        </text:list-item>
        <text:list-item>
          <text:p text:style-name="P6"><text:span text:style-name="T1">Der Waffenhändler: Einar</text:span></text:p>
        </text:list-item>
        <text:list-item>
          <text:p text:style-name="P9">Die Kräuterhändlerin: Irmina<text:bookmark text:name="g9md"/></text:p>
        </text:list-item>
      </text:list>
      <text:p text:style-name="P3"><text:bookmark text:name="djav33"/></text:p>
      <text:h text:style-name="P13" text:outline-level="1"><text:bookmark text:name="rjcy1"/>Die Nordmänner vor der Burg </text:h>
      <text:list xml:id="list932321698" text:style-name="L5">
        <text:list-item>
          <text:p text:style-name="P4"><text:bookmark text:name="eq5s"/><text:bookmark text:name="eq5s0"/>Der Anführer: Wigberht<text:bookmark text:name="gnx10"/></text:p>
        </text:list-item>
        <text:list-item>
          <text:p text:style-name="P4"><text:bookmark text:name="eq5s1"/>Der treue Freund des Anführers: Ricman<text:bookmark text:name="gnx11"/></text:p>
        </text:list-item>
        <text:list-item>
          <text:p text:style-name="P4"><text:bookmark text:name="eq5s2"/>Der erste Axtkämpfer </text:p>
        </text:list-item>
        <text:list-item>
          <text:p text:style-name="P4"><text:bookmark text:name="eq5s3"/>Der zweite Axtkämpfer </text:p>
        </text:list-item>
        <text:list-item>
          <text:p text:style-name="P4"><text:bookmark text:name="eq5s4"/>Der Bogenschütze </text:p>
        </text:list-item>
        <text:list-item>
          <text:p text:style-name="P4"><text:bookmark text:name="eq5s5"/>Der Schwertkämpfer </text:p>
        </text:list-item>
        <text:list-item>
          <text:p text:style-name="P10"><text:bookmark text:name="eq5s6"/>Der Speerkämpfer </text:p>
        </text:list-item>
      </text:list>
      <text:p text:style-name="P2"><text:bookmark text:name="au44"/></text:p>
      <text:h text:style-name="P13" text:outline-level="1"><text:bookmark text:name="au440"/>Die Leute außerhalb der Burg </text:h>
      <text:list xml:id="list1072293597" text:style-name="L6">
        <text:list-item>
          <text:p text:style-name="P11"><text:bookmark text:name="au441"/><text:bookmark text:name="au442"/>Der fahrende Händler: Haid</text:p>
        </text:list-item>
      </text:list>
      <text:h text:style-name="P14" text:outline-level="1"><text:bookmark text:name="au443"/><text:span text:style-name="T7">Der Bauernhof</text:span></text:h>
      <text:list xml:id="list1023344565" text:style-name="L7">
        <text:list-item>
          <text:p>Der Bauer: Manfred</text:p>
        </text:list-item>
        <text:list-item>
          <text:p>Der Müller: Guntrich</text:p>
        </text:list-item>
        <text:list-item>
          <text:p>Der Händler: Lothar</text:p>
        </text:list-item>
        <text:list-item>
          <text:p>Das Kräuterweib: Ursula</text:p>
        </text:list-item>
        <text:list-item>
          <text:p>Die Landstreicherin: Mathilda</text:p>
        </text:list-item>
      </text:list>
      <text:p text:style-name="P1"><text:bookmark text:name="au4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fo:text-indent="0cm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8-08-13T14:15:11</meta:creation-date>
    <dc:creator>Tamino Dauth</dc:creator>
    <dc:date>2011-01-03T05:25:47</dc:date>
    <dc:language>en-US</dc:language>
    <meta:editing-cycles>8</meta:editing-cycles>
    <meta:editing-duration>PT00H08M47S</meta:editing-duration>
    <meta:document-statistic meta:table-count="0" meta:image-count="0" meta:object-count="0" meta:page-count="1" meta:paragraph-count="33" meta:word-count="138" meta:character-count="764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